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48a0c" officeooo:paragraph-rsid="00148a0c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officeooo:rsid="001b28f1" officeooo:paragraph-rsid="00148a0c"/>
    </style:style>
    <style:style style:name="P3" style:family="paragraph" style:parent-style-name="Standard">
      <style:paragraph-properties fo:text-align="start" style:justify-single-word="false"/>
      <style:text-properties officeooo:rsid="001b28f1" officeooo:paragraph-rsid="001dcebe"/>
    </style:style>
    <style:style style:name="P4" style:family="paragraph" style:parent-style-name="Standard">
      <style:text-properties officeooo:rsid="0014afac" officeooo:paragraph-rsid="00148a0c"/>
    </style:style>
    <style:style style:name="P5" style:family="paragraph" style:parent-style-name="Standard">
      <style:text-properties fo:font-size="13pt" style:text-underline-style="solid" style:text-underline-width="auto" style:text-underline-color="font-color" officeooo:rsid="00148a0c" officeooo:paragraph-rsid="00148a0c" style:font-size-asian="11.3500003814697pt" style:font-size-complex="13pt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normal" officeooo:rsid="001503ac" officeooo:paragraph-rsid="001503ac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normal" officeooo:rsid="0018a042" officeooo:paragraph-rsid="0018a042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bold" officeooo:rsid="00148a0c" officeooo:paragraph-rsid="00148a0c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none" fo:font-weight="bold" officeooo:rsid="001503ac" officeooo:paragraph-rsid="00148a0c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none" fo:font-weight="normal" officeooo:rsid="001503ac" officeooo:paragraph-rsid="001503a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96078" officeooo:paragraph-rsid="001960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a6f85" officeooo:paragraph-rsid="001a6f8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c5374" officeooo:paragraph-rsid="001c537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96078" officeooo:paragraph-rsid="0019607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c5374" officeooo:paragraph-rsid="001c5374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a6f85"/>
    </style:style>
    <style:style style:name="P17" style:family="paragraph" style:parent-style-name="Standard">
      <style:paragraph-properties fo:text-align="start" style:justify-single-word="false"/>
      <style:text-properties officeooo:paragraph-rsid="001a6f85"/>
    </style:style>
    <style:style style:name="P18" style:family="paragraph" style:parent-style-name="Standard">
      <style:paragraph-properties fo:text-align="start" style:justify-single-word="false"/>
      <style:text-properties officeooo:rsid="0018a042" officeooo:paragraph-rsid="0018a042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a6f85" officeooo:paragraph-rsid="001a6f8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a6f85" officeooo:paragraph-rsid="001a949b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a949b" officeooo:paragraph-rsid="001a949b"/>
    </style:style>
    <style:style style:name="P22" style:family="paragraph" style:parent-style-name="Standard">
      <style:paragraph-properties fo:text-align="start" style:justify-single-word="false"/>
      <style:text-properties fo:font-size="24pt" fo:font-weight="bold" officeooo:rsid="001c5374" officeooo:paragraph-rsid="001c5374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dcebe" officeooo:paragraph-rsid="001dcebe"/>
    </style:style>
    <style:style style:name="T1" style:family="text">
      <style:text-properties style:text-underline-style="none"/>
    </style:style>
    <style:style style:name="T2" style:family="text">
      <style:text-properties officeooo:rsid="0016a3ca"/>
    </style:style>
    <style:style style:name="T3" style:family="text">
      <style:text-properties officeooo:rsid="00196078"/>
    </style:style>
    <style:style style:name="T4" style:family="text">
      <style:text-properties officeooo:rsid="001a6f8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6f85" style:font-weight-asian="normal" style:font-weight-complex="normal"/>
    </style:style>
    <style:style style:name="T7" style:family="text">
      <style:text-properties fo:font-weight="normal" officeooo:rsid="001a949b" style:font-weight-asian="normal" style:font-weight-complex="normal"/>
    </style:style>
    <style:style style:name="T8" style:family="text">
      <style:text-properties officeooo:rsid="001dce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hoix de conception <text:span text:style-name="T1">: Projet Lightbot</text:span></text:p>
      <text:p text:style-name="P5"/>
      <text:p text:style-name="P5"/>
      <text:p text:style-name="P8">Actions <text:span text:style-name="T4">générales </text:span>proposées :</text:p>
      <text:p text:style-name="P9"/>
      <text:p text:style-name="P10">A partir du menu principale, le joueur aura la possibilité de lancer le jeu, lancer l'éditeur de niveau, ou de quitter le jeu.</text:p>
      <text:p text:style-name="P10"/>
      <text:p text:style-name="P6">Si le joueur lance le jeu :</text:p>
      <text:p text:style-name="P6"/>
      <text:p text:style-name="P10">La sélection du niveau lui sera proposé, et il pourra sélectionner le niveau auquel il veut jouer. Lorsque le jeu démarre, <text:span text:style-name="T2">le joueur pourra choisir parmis les actions disponibles avancer, allumer, sauter ou tourner qu'il devra « drag &amp; drop » dans son main/proc afin de pouvoir executer le programme et faire bouger le robot. Afin de contempler l'avancement de son programme, l'option « pas à pas » sera proposé au joueur. Sinon, grâce a un bouton stop, il pourra arrêter son programme en cours d'éxecution. Le joueur aura aussi le choix de retourner sur la séléction du niveau avec un bouton retour.</text:span></text:p>
      <text:p text:style-name="P10"/>
      <text:p text:style-name="P7">Si le joueur lance l'éditeur de niveau :</text:p>
      <text:p text:style-name="P7"/>
      <text:p text:style-name="P18">Un écran apparaît <text:span text:style-name="T3">permettant de disposer et paramétrer les cases voulu sur le plateau de jeu. Lorsque le joueur voudra sauvegarder le niveau qu'il a créé, il lui sera demander de compléter le niveau une fois avant de pouvoir procéder a la sauvegarde.</text:span></text:p>
      <text:p text:style-name="P18"/>
      <text:p text:style-name="P18"/>
      <text:p text:style-name="P11">Format de l'écran de jeu :</text:p>
      <text:p text:style-name="P11"/>
      <text:p text:style-name="P14">-Le programme principale du jeu pourra contenir 12 actions, et les deux procs pourront contenir 8 actions chacune. </text:p>
      <text:p text:style-name="P11"/>
      <text:p text:style-name="P11">-<text:span text:style-name="T6">Afin de différencier les cases à allumer de celles qui le sont déjà, les cases allumées auront une couleur jaune, et les non allumées auront une couleur bleu foncé.</text:span></text:p>
      <text:p text:style-name="P11"/>
      <text:p text:style-name="P11"/>
      <text:p text:style-name="P12">Fonctions de contrôle du jeu :</text:p>
      <text:p text:style-name="P17"/>
      <text:p text:style-name="P17"/>
      <text:list xml:id="list8306184104941255249" text:style-name="L1">
        <text:list-item>
          <text:p text:style-name="P19"><text:span text:style-name="T5">start : </text:span><text:span text:style-name="T7">Execute le programme contenu dans le main</text:span></text:p>
        </text:list-item>
        <text:list-item>
          <text:p text:style-name="P16"><text:span text:style-name="T6">reset : </text:span><text:span text:style-name="T7">Remets le robot à sa position initiale, avant l'éxecution du programme</text:span></text:p>
        </text:list-item>
        <text:list-item>
          <text:p text:style-name="P20"><text:span text:style-name="T5">stop : </text:span><text:span text:style-name="T7">Arrête le programme en cours et garde le robot à sa position courante</text:span></text:p>
        </text:list-item>
        <text:list-item>
          <text:p text:style-name="P20"><text:span text:style-name="T5">clear : </text:span><text:span text:style-name="T7">Vide le main et les procs de toutes fonctions </text:span></text:p>
        </text:list-item>
        <text:list-item>
          <text:p text:style-name="P21"><text:span text:style-name="T5">return : Retourne au menu de selection de niveau</text:span></text:p>
        </text:list-item>
        <text:list-item>
          <text:p text:style-name="P19"><text:soft-page-break/><text:span text:style-name="T5">quit : </text:span><text:span text:style-name="T7">Quitte le jeu</text:span></text:p>
        </text:list-item>
      </text:list>
      <text:p text:style-name="P15"/>
      <text:p text:style-name="P13">Niveaux et score :</text:p>
      <text:p text:style-name="P13"/>
      <text:p text:style-name="P15">La difficulté de notre jeu sera d'abord dicté par l'ajout progressif des procs sur les trois premiers niveaux. Ensuite ce sera la nombre de cases à allumer et le nombre d'actions nécessaires à la completion qui seront incrémentés de niveau en niveau. Le score sera déterminé par lke nombre d'essais nécessaire afin de compléter un niveau.</text:p>
      <text:p text:style-name="P15"/>
      <text:p text:style-name="P13">Edition et enregistrement de <text:span text:style-name="T8">niveau :</text:span></text:p>
      <text:p text:style-name="P13"/>
      <text:p text:style-name="P22">******<text:span text:style-name="T8">A faire******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rsid="001b28f1" officeooo:paragraph-rsid="001dcebe"/>
    </style:style>
    <style:style style:name="MP2" style:family="paragraph" style:parent-style-name="Standard">
      <style:paragraph-properties fo:text-align="start" style:justify-single-word="false"/>
      <style:text-properties officeooo:rsid="001dcebe" officeooo:paragraph-rsid="001dcebe"/>
    </style:style>
    <style:style style:name="MP3" style:family="paragraph" style:parent-style-name="Standard">
      <style:paragraph-properties fo:text-align="end" style:justify-single-word="false"/>
      <style:text-properties officeooo:rsid="001b28f1" officeooo:paragraph-rsid="00148a0c"/>
    </style:style>
    <style:style style:name="MP4" style:family="paragraph" style:parent-style-name="Standard">
      <style:text-properties officeooo:rsid="0014afac" officeooo:paragraph-rsid="00148a0c"/>
    </style:style>
    <style:style style:name="MT1" style:family="text">
      <style:text-properties officeooo:rsid="001dceb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IUT informatique 2016/2017</text:p>
        <text:p text:style-name="MP3">REEVES Wyatt</text:p>
        <text:p text:style-name="MP3">TRICHA Yamin</text:p>
        <text:p text:style-name="MP3">S2B</text:p>
      </style:header-first>
      <style:footer>
        <text:p text:style-name="MP4"><text:span text:style-name="MT1">Choix de conception</text:span> : Projet Lightbot S2 2016-2017</text:p>
      </style:footer>
      <style:footer-first>
        <text:p text:style-name="MP4"><text:span text:style-name="MT1">Choix de conception</text:span> : Projet Lightbot S2 2016-2017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4-06T14:14:10.900353456</meta:creation-date>
    <dc:date>2017-04-06T16:52:46.517819193</dc:date>
    <dc:creator>Wyatt Reeves</dc:creator>
    <meta:editing-duration>PT3M40S</meta:editing-duration>
    <meta:editing-cycles>1</meta:editing-cycles>
    <meta:document-statistic meta:table-count="0" meta:image-count="0" meta:object-count="0" meta:page-count="2" meta:paragraph-count="27" meta:word-count="413" meta:character-count="2341" meta:non-whitespace-character-count="1959"/>
    <meta:generator>LibreOffice/4.3.3.2$Linux_X86_64 LibreOffice_project/430m0$Build-2</meta:generator>
  </office:meta>
</office:document-meta>
</file>